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77 : Introduction of atomsQuit function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9/02/2012</text:p>
      <text:p text:style-name="P2"/>
      <text:p text:style-name="P1"/>
      <text:h text:style-name="P8" text:outline-level="3">Abstract</text:h>
      <text:p text:style-name="P4"/>
      <text:p text:style-name="P4">The aim is to allow to call .quit of modules loaded by ATOMS when user closes scilab session.</text:p>
      <text:p text:style-name="P1"/>
      <text:h text:style-name="P8" text:outline-level="3">Rationale</text:h>
      <text:p text:style-name="P4"/>
      <text:p text:style-name="P4">atomsQuit is called ONLY by SCI/etc/scilab.quit</text:p>
      <text:p text:style-name="P4"/>
      <text:p text:style-name="P4">r = atomsQuit()</text:p>
      <text:p text:style-name="P4">returns %T if all .quit were called without errors, or %F if the call of one .quit file fails.</text:p>
      <text:p text:style-name="P3"><text:span text:style-name="Teletype"><text:span text:style-name="T1"/></text:span></text:p>
      <text:h text:style-name="P8" text:outline-level="3">Changelog</text:h>
      <text:p text:style-name="P3"><text:tab/><text:span text:style-name="T2">1.0 – Initial revision</text:span></text:p>
      <text:h text:style-name="P8" text:outline-level="3">Copyright</text:h>
      <text:p text:style-name="P1">This document has been placed under the license CeCILL-B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11</dc:date>
    <meta:editing-cycles>9</meta:editing-cycles>
    <meta:editing-duration>PT58M10S</meta:editing-duration>
    <dc:creator>Eric Gallager</dc:creator>
    <meta:document-statistic meta:table-count="0" meta:image-count="0" meta:object-count="0" meta:page-count="1" meta:paragraph-count="18" meta:word-count="82" meta:character-count="506"/>
    <meta:user-defined meta:name="Info 1"/>
    <meta:user-defined meta:name="Info 2"/>
    <meta:user-defined meta:name="Info 3"/>
    <meta:user-defined meta:name="Info 4"/>
  </office:meta>
</office:document-meta>
</file>